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9a0" officeooo:paragraph-rsid="000789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: Change car firing length to be dependent on screen-width. <text:s/>Change gun and laser firing to be gun fires, pauses until laser is fully out of gun, then moves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21:05:11.087544417</meta:creation-date>
    <dc:date>2018-07-11T21:08:18.273824127</dc:date>
    <meta:editing-duration>PT3M7S</meta:editing-duration>
    <meta:editing-cycles>1</meta:editing-cycles>
    <meta:document-statistic meta:table-count="0" meta:image-count="0" meta:object-count="0" meta:page-count="1" meta:paragraph-count="1" meta:word-count="30" meta:character-count="166" meta:non-whitespace-character-count="136"/>
    <meta:generator>LibreOffice/5.1.6.2$Linux_X86_64 LibreOffice_project/10m0$Build-2</meta:generator>
  </office:meta>
</office:document-meta>
</file>